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735000003D22027D287B4107B9B.png" manifest:media-type="image/png"/>
  <manifest:file-entry manifest:full-path="Pictures/1000000100000735000003D233A0475CB851993D.png" manifest:media-type="image/png"/>
  <manifest:file-entry manifest:full-path="Pictures/1000000100000735000003D25272843164453C3C.png" manifest:media-type="image/png"/>
  <manifest:file-entry manifest:full-path="Pictures/1000000100000735000003D2B9E62FCC7BF986B7.png" manifest:media-type="image/png"/>
  <manifest:file-entry manifest:full-path="Pictures/1000000100000735000003D2CC3D8607861C5296.png" manifest:media-type="image/png"/>
  <manifest:file-entry manifest:full-path="Pictures/1000000100000735000003D2077054C41B4F3055.png" manifest:media-type="image/png"/>
  <manifest:file-entry manifest:full-path="Pictures/100000010000072B000003F0D9E9251DBD41EB5F.png" manifest:media-type="image/png"/>
  <manifest:file-entry manifest:full-path="Pictures/100000010000072600000391AF0DA5A4E24718B8.png" manifest:media-type="image/png"/>
  <manifest:file-entry manifest:full-path="Pictures/10000001000007260000039125BE69CB3FC3E83A.png" manifest:media-type="image/png"/>
  <manifest:file-entry manifest:full-path="Pictures/100000010000072600000391ACD1E1461787CCF0.png" manifest:media-type="image/png"/>
  <manifest:file-entry manifest:full-path="Pictures/100000010000072600000391756CE2E4E3692A66.png" manifest:media-type="image/png"/>
  <manifest:file-entry manifest:full-path="Pictures/1000000100000726000003914CDCA2FE53FCA1BA.png" manifest:media-type="image/png"/>
  <manifest:file-entry manifest:full-path="Pictures/100000000000010B000000BD54A7F706FAEF27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edfa3"/>
    </style:style>
    <style:style style:name="P2" style:family="paragraph" style:parent-style-name="Standard">
      <style:text-properties fo:font-weight="bold" officeooo:rsid="00073a14" officeooo:paragraph-rsid="000edfa3" style:font-weight-asian="bold" style:font-weight-complex="bold"/>
    </style:style>
    <style:style style:name="P3" style:family="paragraph" style:parent-style-name="Standard">
      <style:text-properties fo:font-weight="bold" officeooo:rsid="000fa5ae" officeooo:paragraph-rsid="000fa5ae" style:font-weight-asian="bold" style:font-weight-complex="bold"/>
    </style:style>
    <style:style style:name="P4" style:family="paragraph" style:parent-style-name="Standard">
      <style:text-properties officeooo:rsid="00073a14" officeooo:paragraph-rsid="000fa5ae"/>
    </style:style>
    <style:style style:name="P5" style:family="paragraph" style:parent-style-name="Standard">
      <style:text-properties officeooo:rsid="00073a14" officeooo:paragraph-rsid="000edfa3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8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</style:style>
    <style:style style:name="P9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Normal_20__28_Web_29_" style:list-style-name="WWNum1">
      <loext:graphic-properties draw:fill="solid" draw:fill-color="#ffffff"/>
      <style:paragraph-properties fo:margin-top="0cm" fo:margin-bottom="0cm" style:contextual-spacing="false" fo:background-color="#ffffff" fo:padding-left="0.176cm" fo:padding-right="0cm" fo:padding-top="0cm" fo:padding-bottom="0cm" fo:border="0.26pt solid #e3e3e3" style:shadow="none"/>
      <style:text-properties fo:color="#0d0d0d" loext:opacity="100%" style:font-name="Segoe UI" style:font-name-complex="Segoe UI1"/>
    </style:style>
    <style:style style:name="P11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0d0d0d" loext:opacity="100%" style:font-name="Segoe UI" style:font-name-complex="Segoe UI1"/>
    </style:style>
    <style:style style:name="P12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0d0d0d" loext:opacity="100%" style:font-name="Segoe UI" officeooo:paragraph-rsid="001093fd" style:font-name-complex="Segoe UI1"/>
    </style:style>
    <style:style style:name="P13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0d0d0d" loext:opacity="100%" style:font-name="Segoe UI" fo:language="en" fo:country="US" style:font-name-complex="Segoe UI1"/>
    </style:style>
    <style:style style:name="P14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0d0d0d" loext:opacity="100%" style:font-name="Segoe UI" fo:language="en" fo:country="US" officeooo:paragraph-rsid="001093fd" style:font-name-complex="Segoe UI1"/>
    </style:style>
    <style:style style:name="P15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c9211e" loext:opacity="100%" style:font-name="Segoe UI" fo:font-weight="bold" officeooo:paragraph-rsid="001093fd" style:font-weight-asian="bold" style:font-name-complex="Segoe UI1" style:font-weight-complex="bold"/>
    </style:style>
    <style:style style:name="P16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c9211e" loext:opacity="100%" style:font-name="Segoe UI" fo:font-weight="bold" style:font-weight-asian="bold" style:font-name-complex="Segoe UI1" style:font-weight-complex="bold"/>
    </style:style>
    <style:style style:name="P17" style:family="paragraph" style:parent-style-name="Normal_20__28_Web_29_">
      <loext:graphic-properties draw:fill="solid" draw:fill-color="#ffffff"/>
      <style:paragraph-properties fo:margin-left="1.27cm" fo:margin-right="0cm" fo:margin-top="0cm" fo:margin-bottom="0cm" style:contextual-spacing="false" fo:text-indent="0cm" style:auto-text-indent="false" fo:background-color="#ffffff" fo:padding-left="0.176cm" fo:padding-right="0cm" fo:padding-top="0cm" fo:padding-bottom="0cm" fo:border="0.26pt solid #e3e3e3" style:shadow="none"/>
      <style:text-properties fo:color="#c9211e" loext:opacity="100%" style:font-name="Segoe UI" fo:language="en" fo:country="US" fo:font-weight="bold" style:font-weight-asian="bold" style:font-name-complex="Segoe UI1" style:font-weight-complex="bold"/>
    </style:style>
    <style:style style:name="P18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 fo:padding-left="0.176cm" fo:padding-right="0cm" fo:padding-top="0cm" fo:padding-bottom="0cm" fo:border="0.26pt solid #e3e3e3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fa5ae" style:font-weight-asian="normal" style:font-weight-complex="normal"/>
    </style:style>
    <style:style style:name="T3" style:family="text">
      <style:text-properties fo:color="#0d0d0d" loext:opacity="100%" style:font-name="Segoe UI" style:font-name-complex="Segoe UI1"/>
    </style:style>
    <style:style style:name="T4" style:family="text">
      <style:text-properties fo:color="#c9211e" loext:opacity="100%" style:font-name="Segoe UI" fo:font-weight="bold" style:font-weight-asian="bold" style:font-name-complex="Segoe UI1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2" draw:name="Figura2" text:anchor-type="char" svg:x="0.318cm" svg:y="0.139cm" svg:width="14.365cm" svg:height="7.167cm" draw:z-index="6"><draw:image xlink:href="Pictures/1000000100000726000003914CDCA2FE53FCA1BA.png" xlink:type="simple" xlink:show="embed" xlink:actuate="onLoad" draw:mime-type="image/png"/></draw:frame><draw:frame draw:style-name="fr2" draw:name="Figura3" text:anchor-type="char" svg:x="0cm" svg:y="7.572cm" svg:width="15cm" svg:height="7.482cm" draw:z-index="7"><draw:image xlink:href="Pictures/100000010000072600000391756CE2E4E3692A6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Figura4" text:anchor-type="char" svg:width="15cm" svg:height="7.482cm" draw:z-index="8"><draw:image xlink:href="Pictures/10000001000007260000039125BE69CB3FC3E83A.png" xlink:type="simple" xlink:show="embed" xlink:actuate="onLoad" draw:mime-type="image/png"/></draw:frame><text:soft-page-break/></text:p>
      <text:p text:style-name="P18"><draw:frame draw:style-name="fr1" draw:name="Figura5" text:anchor-type="char" svg:width="15cm" svg:height="7.482cm" draw:z-index="9"><draw:image xlink:href="Pictures/100000010000072600000391AF0DA5A4E24718B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draw:frame draw:style-name="fr2" draw:name="Figura6" text:anchor-type="char" svg:x="0cm" svg:y="0cm" svg:width="15cm" svg:height="7.482cm" draw:z-index="10"><draw:image xlink:href="Pictures/100000010000072600000391ACD1E1461787CCF0.png" xlink:type="simple" xlink:show="embed" xlink:actuate="onLoad" draw:mime-type="image/png"/></draw:frame><text:soft-page-break/></text:p>
      <text:p text:style-name="P18"><draw:frame draw:style-name="fr1" draw:name="Figura7" text:anchor-type="char" svg:width="15cm" svg:height="8.239cm" draw:z-index="11"><draw:image xlink:href="Pictures/100000010000072B000003F0D9E9251DBD41EB5F.png" xlink:type="simple" xlink:show="embed" xlink:actuate="onLoad" draw:mime-type="image/png"/></draw:frame></text:p>
      <text:p text:style-name="P18"/>
      <text:p text:style-name="P18"/>
      <text:p text:style-name="P18"><draw:frame draw:style-name="fr1" draw:name="Figura8" text:anchor-type="char" svg:width="15cm" svg:height="7.95cm" draw:z-index="12"><draw:image xlink:href="Pictures/1000000100000735000003D2CC3D8607861C5296.png" xlink:type="simple" xlink:show="embed" xlink:actuate="onLoad" draw:mime-type="image/png"/></draw:frame><text:soft-page-break/></text:p>
      <text:p text:style-name="P18"><draw:frame draw:style-name="fr1" draw:name="Figura9" text:anchor-type="char" svg:width="15cm" svg:height="7.95cm" draw:z-index="13"><draw:image xlink:href="Pictures/1000000100000735000003D2B9E62FCC7BF986B7.png" xlink:type="simple" xlink:show="embed" xlink:actuate="onLoad" draw:mime-type="image/png"/></draw:frame></text:p>
      <text:p text:style-name="P18"/>
      <text:p text:style-name="P18"/>
      <text:p text:style-name="P18"><draw:frame draw:style-name="fr1" draw:name="Figura10" text:anchor-type="char" svg:width="15cm" svg:height="7.95cm" draw:z-index="14"><draw:image xlink:href="Pictures/1000000100000735000003D233A0475CB851993D.png" xlink:type="simple" xlink:show="embed" xlink:actuate="onLoad" draw:mime-type="image/png"/></draw:frame><text:soft-page-break/></text:p>
      <text:p text:style-name="P18"><draw:frame draw:style-name="fr2" draw:name="Figura11" text:anchor-type="char" svg:x="0cm" svg:y="0.102cm" svg:width="15cm" svg:height="7.95cm" draw:z-index="15"><draw:image xlink:href="Pictures/1000000100000735000003D2077054C41B4F3055.png" xlink:type="simple" xlink:show="embed" xlink:actuate="onLoad" draw:mime-type="image/png"/></draw:frame></text:p>
      <text:p text:style-name="P18"/>
      <text:p text:style-name="P18"/>
      <text:p text:style-name="P18"><draw:frame draw:style-name="fr2" draw:name="Figura12" text:anchor-type="char" svg:x="0cm" svg:y="0cm" svg:width="15cm" svg:height="7.95cm" draw:z-index="16"><draw:image xlink:href="Pictures/1000000100000735000003D22027D287B4107B9B.png" xlink:type="simple" xlink:show="embed" xlink:actuate="onLoad" draw:mime-type="image/png"/></draw:frame><text:soft-page-break/></text:p>
      <text:p text:style-name="P18"/>
      <text:p text:style-name="P18"><draw:frame draw:style-name="fr1" draw:name="Figura13" text:anchor-type="char" svg:width="15cm" svg:height="7.95cm" draw:z-index="17"><draw:image xlink:href="Pictures/1000000100000735000003D25272843164453C3C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0edfa3"/>
    </style:style>
    <style:style style:name="MP2" style:family="paragraph" style:parent-style-name="Standard">
      <style:text-properties fo:font-weight="bold" officeooo:rsid="00073a14" officeooo:paragraph-rsid="000edfa3" style:font-weight-asian="bold" style:font-weight-complex="bold"/>
    </style:style>
    <style:style style:name="MP3" style:family="paragraph" style:parent-style-name="Standard">
      <style:text-properties fo:font-weight="bold" officeooo:rsid="000fa5ae" officeooo:paragraph-rsid="000fa5ae" style:font-weight-asian="bold" style:font-weight-complex="bold"/>
    </style:style>
    <style:style style:name="MP4" style:family="paragraph" style:parent-style-name="Standard">
      <style:text-properties officeooo:rsid="00073a14" officeooo:paragraph-rsid="000fa5ae"/>
    </style:style>
    <style:style style:name="MP5" style:family="paragraph" style:parent-style-name="Standard">
      <style:text-properties officeooo:rsid="00073a14" officeooo:paragraph-rsid="000edfa3"/>
    </style:style>
    <style:style style:name="MP6" style:family="paragraph" style:parent-style-name="Header">
      <style:paragraph-properties fo:text-align="center" style:justify-single-word="false"/>
    </style:style>
    <style:style style:name="MP7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0fa5ae" style:font-weight-asian="normal" style:font-weight-complex="normal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char" svg:width="3.572cm" svg:height="2.529cm" draw:z-index="5"><draw:image xlink:href="Pictures/100000000000010B000000BD54A7F706FAEF2725.png" xlink:type="simple" xlink:show="embed" xlink:actuate="onLoad" draw:mime-type="image/png"/></draw:frame></text:p>
        <text:p text:style-name="MP1"/>
        <text:p text:style-name="MP2"/>
        <text:p text:style-name="MP2"/>
        <text:p text:style-name="MP2"/>
        <text:p text:style-name="MP2"/>
        <text:p text:style-name="MP2">IFCE</text:p>
        <text:p text:style-name="MP2">TECNOLOGIA EM TELEMÁTICA</text:p>
        <text:p text:style-name="MP3">PROJETOS DE SISTEMAS WEB</text:p>
        <text:p text:style-name="MP4"><text:span text:style-name="MT1">PROFESSOR: </text:span><text:span text:style-name="MT2">ANTÔNIO DE BARROS SERRA</text:span></text:p>
        <text:p text:style-name="MP4"><text:span text:style-name="MT1">ALUNO</text:span>: JOSÉ DE ALENCAR DE SOUSA JÚNIOR</text:p>
        <text:p text:style-name="MP5"><text:span text:style-name="MT1">MATRÍCULA</text:span>: 20221013020093</text:p>
        <text:p text:style-name="MP6"/>
        <text:h text:style-name="MP7" text:outline-level="1">Prática de Laboratório - Servlets Java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. Serra</meta:initial-creator>
    <meta:editing-cycles>12</meta:editing-cycles>
    <meta:creation-date>2024-02-16T21:21:00</meta:creation-date>
    <dc:date>2024-04-05T17:49:45.551570602</dc:date>
    <meta:editing-duration>PT32M31S</meta:editing-duration>
    <meta:generator>LibreOffice/7.3.7.2$Linux_X86_64 LibreOffice_project/30$Build-2</meta:generator>
    <meta:document-statistic meta:table-count="0" meta:image-count="13" meta:object-count="0" meta:page-count="6" meta:paragraph-count="7" meta:word-count="28" meta:character-count="187" meta:non-whitespace-character-count="166"/>
    <meta:user-defined meta:name="AppVersion">16.0000</meta:user-defined>
    <meta:template xlink:type="simple" xlink:actuate="onRequest" xlink:title="Normal.dotm" xlink:href=""/>
  </office:meta>
</office:document-meta>
</file>